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iberationSans-Bold" svg:font-family="LiberationSans-Bold" style:font-family-generic="swiss"/>
    <style:font-face style:name="LiberationSans-BoldItalic" svg:font-family="LiberationSans-BoldItalic" style:font-family-generic="swiss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 style:list-style-name="L1"/>
    <style:style style:name="P5" style:family="paragraph" style:parent-style-name="Heading_20_1">
      <style:text-properties fo:font-size="18pt" style:font-size-asian="18pt" style:font-size-complex="18pt"/>
    </style:style>
    <style:style style:name="T1" style:family="text">
      <style:text-properties fo:font-size="11.5pt" fo:font-weight="bold" style:font-size-asian="11.5pt" style:font-weight-asian="bold" style:font-size-complex="11.5pt" style:font-weight-complex="bold"/>
    </style:style>
    <style:style style:name="T2" style:family="text">
      <style:text-properties fo:font-size="11.5pt" style:font-name-asian="LiberationSans-Regular" style:font-size-asian="11.5pt" style:font-name-complex="LiberationSans-Regular" style:font-size-complex="11.5pt"/>
    </style:style>
    <style:style style:name="T3" style:family="text">
      <style:text-properties fo:color="#0000ff" fo:font-size="11.5pt" fo:font-weight="bold" style:font-size-asian="11.5pt" style:font-weight-asian="bold" style:font-size-complex="11.5pt" style:font-weight-complex="bold"/>
    </style:style>
    <style:style style:name="T4" style:family="text">
      <style:text-properties fo:color="#0000ff" fo:font-size="11.5pt" style:font-name-asian="LiberationSans-Regular" style:font-size-asian="11.5pt" style:font-name-complex="LiberationSans-Regular" style:font-size-complex="11.5pt"/>
    </style:style>
    <style:style style:name="T5" style:family="text">
      <style:text-properties fo:color="#0000ff" style:font-name-asian="LiberationSans-Regular" style:font-name-complex="LiberationSans-Regular"/>
    </style:style>
    <style:style style:name="T6" style:family="text">
      <style:text-properties fo:font-size="6.5pt" fo:font-weight="bold" style:font-size-asian="6.5pt" style:font-weight-asian="bold" style:font-size-complex="6.5pt" style:font-weight-complex="bold"/>
    </style:style>
    <style:style style:name="T7" style:family="text">
      <style:text-properties fo:color="#000000" fo:font-size="11.5pt" style:font-name-asian="LiberationSans-Regular" style:font-size-asian="11.5pt" style:font-name-complex="LiberationSans-Regular" style:font-size-complex="11.5pt"/>
    </style:style>
    <style:style style:name="T8" style:family="text">
      <style:text-properties fo:font-size="12pt" fo:font-style="italic" fo:font-weight="bold" style:font-name-asian="LiberationSans-BoldItalic" style:font-size-asian="12pt" style:font-style-asian="italic" style:font-weight-asian="bold" style:font-name-complex="LiberationSans-BoldItalic" style:font-size-complex="12pt" style:font-style-complex="italic" style:font-weight-complex="bold"/>
    </style:style>
    <style:style style:name="T9" style:family="text">
      <style:text-properties fo:font-size="12pt" fo:font-style="italic" style:font-name-asian="LiberationSans-BoldItalic" style:font-size-asian="12pt" style:font-style-asian="italic" style:font-name-complex="LiberationSans-BoldItalic" style:font-size-complex="12pt" style:font-style-complex="italic"/>
    </style:style>
    <style:style style:name="T10" style:family="text">
      <style:text-properties fo:font-size="12pt" style:font-name-asian="LiberationSans-BoldItalic" style:font-size-asian="12pt" style:font-name-complex="LiberationSans-BoldItalic" style:font-size-complex="12pt"/>
    </style:style>
    <style:style style:name="T11" style:family="text">
      <style:text-properties fo:font-size="7pt" fo:font-style="italic" fo:font-weight="bold" style:font-name-asian="LiberationSans-BoldItalic" style:font-size-asian="7pt" style:font-style-asian="italic" style:font-weight-asian="bold" style:font-name-complex="LiberationSans-BoldItalic" style:font-size-complex="7pt" style:font-style-complex="italic" style:font-weight-complex="bold"/>
    </style:style>
    <style:style style:name="T12" style:family="text">
      <style:text-properties fo:font-size="7pt" fo:font-style="italic" style:font-name-asian="LiberationSans-BoldItalic" style:font-size-asian="7pt" style:font-style-asian="italic" style:font-name-complex="LiberationSans-BoldItalic" style:font-size-complex="7pt" style:font-style-complex="italic"/>
    </style:style>
    <style:style style:name="T13" style:family="text">
      <style:text-properties fo:font-size="7pt" style:font-name-asian="LiberationSans-BoldItalic" style:font-size-asian="7pt" style:font-name-complex="LiberationSans-BoldItalic" style:font-size-complex="7pt"/>
    </style:style>
    <style:style style:name="T14" style:family="text">
      <style:text-properties style:font-name="Times New Roman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-asian="LiberationSans-Regular" style:font-name-complex="LiberationSans-Regula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avid Laban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h text:style-name="Heading_20_2" text:outline-level="2">Contact:</text:h>
            <text:p text:style-name="Standard"><text:span text:style-name="T14">9 Gordon Ave</text:span></text:p>
            <text:p text:style-name="P1">Highams Park</text:p>
            <text:p text:style-name="P1">London</text:p>
            <text:p text:style-name="P1">E4 9QT</text:p>
          </table:table-cell>
          <table:table-cell table:style-name="Table1.B1" office:value-type="string">
            <text:p text:style-name="P1"><text:span text:style-name="T1">Phone: </text:span><text:span text:style-name="T2">07809 395 832</text:span></text:p>
            <text:p text:style-name="P1"><text:span text:style-name="T1">Email: </text:span><text:span text:style-name="T4">alsuren@gmail.com</text:span></text:p>
            <text:p text:style-name="P1"><text:span text:style-name="T1">Web: </text:span><text:span text:style-name="T4">http://alsuren.wordpress.com/</text:span></text:p>
            <text:p text:style-name="P1"><text:span text:style-name="T1">IRC: </text:span><text:span text:style-name="T2">alsuren on freenode.net</text:span></text:p>
            <text:p text:style-name="P1"><text:span text:style-name="T1">DoB: </text:span><text:span text:style-name="T2">16/03/1987</text:span></text:p>
          </table:table-cell>
        </table:table-row>
      </table:table>
      <text:p text:style-name="P3"/>
      <text:h text:style-name="Heading_20_2" text:outline-level="2">Employment Experience:</text:h>
      <text:h text:style-name="Heading_20_3" text:outline-level="3">2009-2011: Software Engineer at Collabora Ltd.</text:h>
      <text:h text:style-name="Heading_20_3" text:outline-level="3"><text:s/><text:tab/>Open Source Software Consultancy</text:h>
      <text:p text:style-name="Text_20_body"><text:tab/><text:tab/>Clients: Nokia, Intel, Quanta, Canonical, Skype.</text:p>
      <text:h text:style-name="Heading_20_3" text:outline-level="3">Day to day</text:h>
      <text:p text:style-name="Text_20_body">Distributed development teams (working with people on 5 continents)</text:p>
      <text:p text:style-name="Text_20_body">Rigorous Code Review Process based on Open Source Development Best Practices.</text:p>
      <text:p text:style-name="Text_20_body"/>
      <text:h text:style-name="Heading_20_3" text:outline-level="3">Notable Achievements</text:h>
      <text:list xml:id="list38313348" text:style-name="L1">
        <text:list-item>
          <text:p text:style-name="P4">Added Skype support to Empathy (Multi-Protocol VoIP client for Canonical)</text:p>
          <text:list>
            <text:list-item>
              <text:p text:style-name="P4">Designed and Implemented Skype protocol plugin (in C, Core Team of 3-5, distributed development team in 3 continents)</text:p>
            </text:list-item>
            <text:list-item>
              <text:p text:style-name="P4">Helped Empathy team with architectural changes needed for SkypeKit Certification.</text:p>
            </text:list-item>
            <text:list-item>
              <text:p text:style-name="P4">Integrated with and tested UI changes ready for SkypeKit Certification.</text:p>
            </text:list-item>
          </text:list>
        </text:list-item>
        <text:list-item>
          <text:p text:style-name="P4">Re-Designed VoIP Architecture to be suitable for Multi-Party Video Conferencing and better extensibility going forward. (R&amp;D)</text:p>
          <text:list>
            <text:list-item>
              <text:p text:style-name="P4">Cross-referenced multiple SIP and XMPP Specifications to provide a consistent API suitable for multiple protocols (Working closely with the top VoIP experts in Collabora).</text:p>
            </text:list-item>
          </text:list>
        </text:list-item>
        <text:list-item>
          <text:p text:style-name="P4">Wrote XMPP to SIP gateway (for Quanta Computers)</text:p>
          <text:list>
            <text:list-item>
              <text:p text:style-name="P4">Made use of existing Telepathy framework for SIP code.</text:p>
            </text:list-item>
            <text:list-item>
              <text:p text:style-name="P4">Integration testing with Polycom Phones and Client-developed soft-phone.</text:p>
            </text:list-item>
            <text:list-item>
              <text:p text:style-name="P4">Simulated load testing and scalability estimates.</text:p>
            </text:list-item>
          </text:list>
        </text:list-item>
        <text:list-item>
          <text:p text:style-name="P4">Wrote Telepathy-based Echo Test Service for XMPP (R&amp;D)</text:p>
          <text:list>
            <text:list-item>
              <text:p text:style-name="P4">Tested the limits of the Telepathy framework’s scalability (over 2000 subscribed users. Limiting factor was ejabberd XMPP server)</text:p>
            </text:list-item>
            <text:list-item>
              <text:p text:style-name="P4">Provided free Interoperability Testing with real-life XMPP clients (many bugs found and fixed)</text:p>
            </text:list-item>
          </text:list>
        </text:list-item>
      </text:list>
      <text:p text:style-name="Text_20_body"/>
      <text:h text:style-name="Heading_20_3" text:outline-level="3">2003-present: Annor Ltd. Network Cabling</text:h>
      <text:p text:style-name="P1">Designed customer-facing website and internal email solution.</text:p>
      <text:p text:style-name="P1">Installed and tested networks for data centre/office/stadium environments.</text:p>
      <text:h text:style-name="Heading_20_3" text:outline-level="3">2006: Cortex Controllers (Motor controllers: Military/Enthusiast market):</text:h>
      <text:p text:style-name="P1">Produced Web-Based motor control software for customer demonstrations.</text:p>
      <text:p text:style-name="P1">Tailored Eclipse Embedded Development Environment for customer use on Development boards.</text:p>
      <text:p text:style-name="P1">Designed Modifications for improved EMC Standards Compliance.</text:p>
      <text:h text:style-name="Heading_20_2" text:outline-level="2"><text:span text:style-name="T15">Education</text:span>:</text:h>
      <text:p text:style-name="P1">2005-2009: Peterhouse College, Cambridge University:</text:p>
      <text:h text:style-name="Heading_20_3" text:outline-level="3"><text:span text:style-name="T10">4th</text:span><text:span text:style-name="T13"> </text:span><text:span text:style-name="T10">year: MEng (Hons) Modules include:</text:span></text:h>
      <text:p text:style-name="P2"><text:span text:style-name="T5">4F11 </text:span><text:span text:style-name="T16">Speech and language processing </text:span><text:span text:style-name="T5">4E12 </text:span><text:span text:style-name="T16">Project management</text:span></text:p>
      <text:p text:style-name="P2"><text:span text:style-name="T5">4F7 </text:span><text:span text:style-name="T16">Digital filters &amp; spectrum estimation</text:span><text:span text:style-name="T5">4F13 </text:span><text:span text:style-name="T16">Machine learning</text:span></text:p>
      <text:p text:style-name="P2"><text:span text:style-name="T5">4F3 </text:span><text:span text:style-name="T16">Non-linear and predictive control </text:span><text:span text:style-name="T5">4F10 </text:span><text:span text:style-name="T16">Statistical pattern processing</text:span></text:p>
      <text:p text:style-name="P2"><text:span text:style-name="T5">4F6 </text:span><text:span text:style-name="T16">Signal detection and estimation </text:span><text:span text:style-name="T5">4G3 </text:span><text:span text:style-name="T16">Computational neuroscience</text:span></text:p>
      <text:p text:style-name="P2">Master's Project “At A Glance Song Visualisation”</text:p>
      <text:p text:style-name="P1"><text:soft-page-break/>Proposed project, rather than selecting existing project.</text:p>
      <text:p text:style-name="P1">Wrote scientific code in Python, with automated testing.</text:p>
      <text:p text:style-name="P1">Used open source software for prototyping (bug fixes contributed).</text:p>
      <text:p text:style-name="P1"><text:span text:style-name="T8">3</text:span><text:span text:style-name="T11">rd </text:span><text:span text:style-name="T8">year BA (Hons) Engineering: Modules include:</text:span></text:p>
      <text:p text:style-name="P1"><text:span text:style-name="T4">3B1 </text:span><text:span text:style-name="T2">Radio frequency electronics, </text:span><text:span text:style-name="T4">3B2 </text:span><text:span text:style-name="T2">Integrated digital electronics,</text:span></text:p>
      <text:p text:style-name="P1"><text:span text:style-name="T4">3B6 </text:span><text:span text:style-name="T2">Photonic technology, </text:span><text:span text:style-name="T4">3E3 </text:span><text:span text:style-name="T2">Modelling risk,</text:span></text:p>
      <text:p text:style-name="P1"><text:span text:style-name="T4">3F1 </text:span><text:span text:style-name="T2">Signals and systems, </text:span><text:span text:style-name="T4">3F2 </text:span><text:span text:style-name="T2">Systems and control,</text:span></text:p>
      <text:p text:style-name="P1"><text:span text:style-name="T4">3F3 </text:span><text:span text:style-name="T2">Signal and pattern processing, </text:span><text:span text:style-name="T4">3F4 </text:span><text:span text:style-name="T2">Data transmission,</text:span></text:p>
      <text:p text:style-name="P1"><text:span text:style-name="T4">3F6 </text:span><text:span text:style-name="T2">Software engineering and design, </text:span><text:span text:style-name="T4">3I1 </text:span><text:span text:style-name="T2">Data structures and algorithms.</text:span></text:p>
      <text:p text:style-name="P1"><text:span text:style-name="T1">3</text:span><text:span text:style-name="T6">rd </text:span><text:span text:style-name="T1">year projects (</text:span><text:span text:style-name="T3">Software Design</text:span><text:span text:style-name="T1">; </text:span><text:span text:style-name="T3">Image Processing</text:span><text:span text:style-name="T1">: Teams of 3; 2):</text:span></text:p>
      <text:p text:style-name="P1">Set up wiki and revision control for both projects.</text:p>
      <text:p text:style-name="P1">Ensured that tasks were identified and assigned appropriately.</text:p>
      <text:p text:style-name="P1"><text:span text:style-name="T8">1</text:span><text:span text:style-name="T11">st </text:span><text:span text:style-name="T8">and 2</text:span><text:span text:style-name="T11">nd </text:span><text:span text:style-name="T8">years (General Engineering): Modules Include:</text:span></text:p>
      <text:p text:style-name="P1">Mechanics, Structures, Materials, Thermo/Fluid Mechanics, Electrical</text:p>
      <text:p text:style-name="P1">Engineering, Information Engineering, Mathematical Methods, Information</text:p>
      <text:p text:style-name="P1">Engineering, Engineering for the Life Sciences, Economics.</text:p>
      <text:p text:style-name="P1">Integrated Design Project, Structural Design Project.</text:p>
      <text:p text:style-name="P1">2007: Second Year Computing Prize (Decryption):</text:p>
      <text:p text:style-name="P1">Included thorough analysis of computational cost/scalability.</text:p>
      <text:p text:style-name="P1">Produced well documented, readable, modular code.</text:p>
      <text:p text:style-name="P1">Used Python for improved readability.</text:p>
      <text:p text:style-name="P1">2006: First Year Structural Design Prize (Bridge):</text:p>
      <text:p text:style-name="P1">Produced cheapest, lightest structure which met required specifications.</text:p>
      <text:p text:style-name="P1">2003-2005: Bancroft’s School:</text:p>
      <text:p text:style-name="P1"><text:span text:style-name="T2">Maths: </text:span><text:span text:style-name="T1">A</text:span><text:span text:style-name="T2">, Further Maths: </text:span><text:span text:style-name="T1">A</text:span><text:span text:style-name="T2">, Physics: </text:span><text:span text:style-name="T1">A</text:span><text:span text:style-name="T2">, Electronics: </text:span><text:span text:style-name="T1">A</text:span></text:p>
      <text:p text:style-name="P1"><text:span text:style-name="T2">AEA Physics: </text:span><text:span text:style-name="T1">Merit</text:span><text:span text:style-name="T2">.</text:span></text:p>
      <text:p text:style-name="P1">1995-2003: Highams Park School:</text:p>
      <text:p text:style-name="P1"><text:span text:style-name="T2">11 GCSEs including 6 at </text:span><text:span text:style-name="T1">A*</text:span></text:p>
      <text:p text:style-name="P1">David Laban 07/08/2009</text:p>
      <text:p text:style-name="P1"/>
      <text:p text:style-name="P1">Personal Interests:</text:p>
      <text:p text:style-name="P1">2006-present: Contributions to existing Open Source Projects:</text:p>
      <text:p text:style-name="P1">Improved documentation and online help system in python.</text:p>
      <text:p text:style-name="P1">Fixed multiple bugs in pymsn and telepathy-butterfly.</text:p>
      <text:p text:style-name="P1"><text:span text:style-name="T2">Created Skype connection manager for Telepathy (</text:span><text:span text:style-name="T4">Spyke</text:span><text:span text:style-name="T2">).</text:span></text:p>
      <text:p text:style-name="P1">Many bug reports/patches to other Open Source projects.</text:p>
      <text:p text:style-name="P1">2006-present: Programming for Personal use (Linux+bash/python):</text:p>
      <text:p text:style-name="P1"><text:span text:style-name="T2">Wrote </text:span><text:span text:style-name="T4">CupsAndString </text:span><text:span text:style-name="T2">telepathy client in &lt;256 lines of python.</text:span></text:p>
      <text:p text:style-name="P1">Customised NetworkManager for automated setup + secure tunneling.</text:p>
      <text:p text:style-name="P1">Created multiple Amarok scripts (Python/SQL).</text:p>
      <text:p text:style-name="P1">2005-present: Online user support (#KDE, #Python, #Telepathy etc.):</text:p>
      <text:p text:style-name="P1">Helped users solve their problems. Also found/fixed many bugs.</text:p>
      <text:p text:style-name="P1">2003-present: Hardware Modification (Some example projects):</text:p>
      <text:p text:style-name="P1">Fixed miscellaneous broken computer hardware (keyboards, PDAs etc.)</text:p>
      <text:p text:style-name="P1">Created hardware mixer for iPod/PC to use same speakers.</text:p>
      <text:p text:style-name="P1">Enabled remote control of heating system via internet (X10).</text:p>
      <text:p text:style-name="P1">2007: JCR Webmail terminal (Ubuntu/Firefox; replaced broken computer):</text:p>
      <text:p text:style-name="P1">Satisfied user/college needs (check email/security) at zero capital cost.</text:p>
      <text:p text:style-name="P1">2003-2005: Bancroft’s School Webteam (HTML, Javascript; Dreamweaver):</text:p>
      <text:p text:style-name="P1">Created and updated pages for parents/students on the school website.</text:p>
      <text:p text:style-name="P1">2006-present: Lindy Hop (Swing Dancing):</text:p>
      <text:p text:style-name="P1">Encouraged new students + members of public to start dancing.</text:p>
      <text:p text:style-name="P1">Taught small and large classes (from 1 and 30 students at a time).</text:p>
      <text:p text:style-name="P1"><text:soft-page-break/>Volunteering co-ordinated using Google Documents and Email.</text:p>
      <text:p text:style-name="P1">Performed at public events like St John’s May Ball and Strawberry Fair.</text:p>
      <text:p text:style-name="P1">DJed at social events. Adapted to people's preferences/moods.</text:p>
      <text:p text:style-name="P1">Travel:</text:p>
      <text:p text:style-name="P1">2009: Herräng Dance Camp, Sweden.</text:p>
      <text:p text:style-name="P1">2008: Edinburgh Lindy Exchange.</text:p>
      <text:p text:style-name="P1">2006; 2007: Akademy KDE Developer’s Conferences: Dublin; Glasgow.</text:p>
      <text:p text:style-name="P1">2005: Albany, New York + Camping in Plattsburgh, New York.</text:p>
      <text:p text:style-name="P1">2004: Colorado + Utah:</text:p>
      <text:p text:style-name="P1">Attended summer program at University of Colorado, Boulder.</text:p>
      <text:p text:style-name="P1">Gained travel grant for part funding. Stayed with friends in Utah.</text:p>
      <text:p text:style-name="P1">References:</text:p>
      <text:p text:style-name="P1">Digby Symons (Director of Studies)</text:p>
      <text:p text:style-name="P1"><text:span text:style-name="T1">Phone: </text:span><text:span text:style-name="T2">01223 760502</text:span></text:p>
      <text:p text:style-name="P1"><text:span text:style-name="T1">Email: </text:span><text:span text:style-name="T4">dds11@cam.ac.uk</text:span></text:p>
      <text:p text:style-name="P1"><text:span text:style-name="T7">David Laban 07/08/200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iberationSans-Bold" svg:font-family="LiberationSans-Bold" style:font-family-generic="swiss"/>
    <style:font-face style:name="LiberationSans-BoldItalic" svg:font-family="LiberationSans-BoldItalic" style:font-family-generic="swiss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/>
      <style:text-properties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6T19:16:59.40</meta:creation-date>
    <dc:date>2012-01-09T16:58:46.45</dc:date>
    <meta:editing-duration>P1DT22H9M54S</meta:editing-duration>
    <meta:editing-cycles>3</meta:editing-cycles>
    <meta:generator>LibreOffice/3.4$Win32 LibreOffice_project/340m1$Build-302</meta:generator>
    <meta:document-statistic meta:table-count="1" meta:image-count="0" meta:object-count="0" meta:page-count="3" meta:paragraph-count="115" meta:word-count="812" meta:character-count="6026" meta:non-whitespace-character-count="5338"/>
  </office:meta>
</office:document-meta>
</file>